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Heading_20_2"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Código">
      <style:text-properties fo:color="#3f7f7f" style:font-name="Monospace1" fo:font-size="10pt" style:font-name-asian="Monospace1" style:font-size-asian="10pt" style:font-name-complex="Monospace1" style:font-size-complex="10pt"/>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5">
      <style:paragraph-properties fo:margin-left="1.251cm" fo:margin-right="0cm" fo:text-indent="0cm" style:auto-text-indent="false"/>
    </style:style>
    <style:style style:name="P18" style:family="paragraph" style:parent-style-name="Text_20_body" style:list-style-name="L5">
      <style:paragraph-properties fo:margin-left="0cm" fo:margin-right="0cm" fo:text-indent="0cm" style:auto-text-indent="false"/>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Código">
      <style:text-properties fo:color="#000000" style:font-name="Monospace1" fo:font-size="10pt" style:font-name-asian="Monospace1" style:font-size-asian="10pt" style:font-name-complex="Monospace1" style:font-size-complex="10pt"/>
    </style:style>
    <style:style style:name="P26" style:family="paragraph" style:parent-style-name="Código">
      <style:text-properties fo:color="#000000"/>
    </style:style>
    <style:style style:name="P27" style:family="paragraph" style:parent-style-name="Código">
      <style:text-properties fo:color="#008080"/>
    </style:style>
    <style:style style:name="P28" style:family="paragraph" style:parent-style-name="Código"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Heading_20_3" style:list-style-name="L1"/>
    <style:style style:name="P32" style:family="paragraph" style:parent-style-name="Text_20_body" style:list-style-name="L15"/>
    <style:style style:name="P33" style:family="paragraph" style:parent-style-name="Text_20_body" style:list-style-name="L15">
      <style:text-properties fo:font-style="normal" style:font-style-asian="normal" style:font-style-complex="normal"/>
    </style:style>
    <style:style style:name="P34" style:family="paragraph" style:parent-style-name="Código">
      <style:text-properties fo:color="#0000e1" style:font-name="Monospace1" fo:font-size="10pt" style:font-name-asian="Monospace1" style:font-size-asian="10pt" style:font-name-complex="Monospace1" style:font-size-complex="10pt"/>
    </style:style>
    <style:style style:name="P35" style:family="paragraph" style:parent-style-name="Text_20_body">
      <style:paragraph-properties fo:text-align="start" style:justify-single-word="false"/>
    </style:style>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Código">
      <style:text-properties style:font-name="Monospace1" fo:font-size="10pt" style:font-name-asian="Monospace1" style:font-size-asian="10pt" style:font-name-complex="Monospace1" style:font-size-complex="10pt"/>
    </style:style>
    <style:style style:name="P42" style:family="paragraph" style:parent-style-name="Text_20_body" style:list-style-name="L21"/>
    <style:style style:name="P43" style:family="paragraph" style:parent-style-name="Text_20_body" style:list-style-name="L22"/>
    <style:style style:name="P44"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text-properties fo:font-style="italic" style:font-style-asian="italic" style:font-style-complex="italic"/>
    </style:style>
    <style:style style:name="P52" style:family="paragraph" style:parent-style-name="Text_20_body" style:list-style-name="L29"/>
    <style:style style:name="P53" style:family="paragraph" style:parent-style-name="Text_20_body" style:list-style-name="L30"/>
    <style:style style:name="P54"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5" style:family="paragraph" style:parent-style-name="Código">
      <style:text-properties fo:color="#3f5fbf"/>
    </style:style>
    <style:style style:name="P56" style:family="paragraph" style:parent-style-name="Código">
      <style:text-properties fo:color="#008080" style:font-name="Monospace1" fo:font-size="10pt" style:font-name-asian="Monospace1" style:font-size-asian="10pt" style:font-name-complex="Monospace1" style:font-size-complex="10pt"/>
    </style:style>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Código">
      <style:text-properties fo:color="#2a00ff"/>
    </style:style>
    <style:style style:name="P73" style:family="paragraph" style:parent-style-name="Text_20_body" style:list-style-name="L46"/>
    <style:style style:name="P74" style:family="paragraph" style:parent-style-name="Text_20_body" style:list-style-name="L47"/>
    <style:style style:name="P75" style:family="paragraph" style:parent-style-name="Text_20_body" style:list-style-name="L48"/>
    <style:style style:name="P76"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77" style:family="paragraph" style:parent-style-name="Código">
      <style:text-properties style:text-underline-style="solid" style:text-underline-width="auto" style:text-underline-color="font-color"/>
    </style:style>
    <style:style style:name="P78" style:family="paragraph" style:parent-style-name="Text_20_body" style:list-style-name="L49"/>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Código">
      <style:paragraph-properties fo:text-align="start" style:justify-single-word="false"/>
    </style:style>
    <style:style style:name="P88" style:family="paragraph" style:parent-style-name="Text_20_body" style:list-style-name="L58"/>
    <style:style style:name="P89" style:family="paragraph" style:parent-style-name="Text_20_body" style:list-style-name="L58">
      <style:paragraph-properties fo:text-align="start" style:justify-single-word="false"/>
    </style:style>
    <style:style style:name="P90" style:family="paragraph" style:parent-style-name="Heading_20_3" style:list-style-name="L59">
      <style:paragraph-properties fo:margin-left="0cm" fo:margin-right="0cm" fo:text-indent="0cm" style:auto-text-indent="false"/>
    </style:style>
    <style:style style:name="P91" style:family="paragraph" style:parent-style-name="Text_20_body">
      <style:paragraph-properties fo:margin-left="0cm" fo:margin-right="0cm" fo:text-indent="0cm" style:auto-text-indent="false"/>
    </style:style>
    <style:style style:name="P92" style:family="paragraph" style:parent-style-name="Text_20_body" style:list-style-name="L60"/>
    <style:style style:name="P93" style:family="paragraph" style:parent-style-name="Text_20_body" style:list-style-name="L61"/>
    <style:style style:name="P94" style:family="paragraph" style:parent-style-name="Heading_20_1" style:list-style-name="L62">
      <style:paragraph-properties fo:break-before="page"/>
    </style:style>
    <style:style style:name="P95" style:family="paragraph" style:parent-style-name="Heading_20_2" style:list-style-name="L62"/>
    <style:style style:name="P96" style:family="paragraph" style:parent-style-name="Text_20_body" style:list-style-name="L63"/>
    <style:style style:name="P97" style:family="paragraph" style:parent-style-name="Text_20_body" style:list-style-name="L64"/>
    <style:style style:name="P98" style:family="paragraph" style:parent-style-name="Text_20_body" style:list-style-name="L65"/>
    <style:style style:name="P99" style:family="paragraph" style:parent-style-name="Text_20_body" style:list-style-name="L66"/>
    <style:style style:name="P100" style:family="paragraph" style:parent-style-name="Text_20_body" style:list-style-name="L67"/>
    <style:style style:name="P101" style:family="paragraph" style:parent-style-name="Text_20_body" style:list-style-name="L68"/>
    <style:style style:name="P102" style:family="paragraph" style:parent-style-name="Text_20_body" style:list-style-name="L69"/>
    <style:style style:name="P103" style:family="paragraph" style:parent-style-name="Text_20_body" style:list-style-name="L70"/>
    <style:style style:name="P104" style:family="paragraph" style:parent-style-name="Text_20_body" style:list-style-name="L71"/>
    <style:style style:name="P105" style:family="paragraph" style:parent-style-name="Text_20_body" style:list-style-name="L72"/>
    <style:style style:name="P106" style:family="paragraph" style:parent-style-name="Text_20_body" style:list-style-name="L7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3f7f7f" style:font-name="Monospace" fo:font-size="10pt" style:font-name-asian="Monospace" style:font-size-asian="10pt" style:font-name-complex="Monospace" style:font-size-complex="10pt"/>
    </style:style>
    <style:style style:name="T30" style:family="text">
      <style:text-properties fo:color="#ff0000"/>
    </style:style>
    <style:style style:name="T31" style:family="text" style:parent-style-name="Resaltado">
      <style:text-properties fo:color="#0000ff"/>
    </style:style>
    <style:style style:name="T32" style:family="text">
      <style:text-properties fo:color="#bf5f3f"/>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style:text-underline-style="none"/>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2">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4</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29</text:p>
          <text:p text:style-name="P7">3.8.3 Valid values<text:tab/>30</text:p>
          <text:p text:style-name="P7">3.8.4 Calculator<text:tab/>31</text:p>
          <text:p text:style-name="P7">3.8.5 Default value calculator<text:tab/>36</text:p>
          <text:p text:style-name="P7">3.8.6 Validator<text:tab/>37</text:p>
          <text:p text:style-name="P7">3.8.7 Default validator (new in v2.0.3)<text:tab/>39</text:p>
          <text:p text:style-name="P6">3.9 Reference (5)<text:tab/>40</text:p>
          <text:p text:style-name="P7">3.9.1 Default value calculator in references<text:tab/>41</text:p>
          <text:p text:style-name="P6">3.10 Collection (6)<text:tab/>42</text:p>
          <text:p text:style-name="P6">3.11 Method (7)<text:tab/>47</text:p>
          <text:p text:style-name="P6">3.12 Finder (8)<text:tab/>50</text:p>
          <text:p text:style-name="P6">3.13 Postcreate calculator <text:s/>(9)<text:tab/>52</text:p>
          <text:p text:style-name="P6">3.14 Postmodify calculator (11)<text:tab/>53</text:p>
          <text:p text:style-name="P6">3.15 Postload and preremove calculator (10, 12)<text:tab/>54</text:p>
          <text:p text:style-name="P6">3.16 Validator (13)<text:tab/>54</text:p>
          <text:p text:style-name="P6">3.17 Remove validator (14)<text:tab/>57</text:p>
          <text:p text:style-name="P6">3.18 Aggregate<text:tab/>58</text:p>
          <text:p text:style-name="P7">3.18.1 Reference to aggregate<text:tab/>59</text:p>
          <text:p text:style-name="P7">3.18.2 Collection of aggregates<text:tab/>59</text:p>
          <text:p text:style-name="P5">4 View<text:tab/>62</text:p>
          <text:p text:style-name="P6">4.1 Layout<text:tab/>63</text:p>
          <text:p text:style-name="P7">4.1.1 Groups<text:tab/>64</text:p>
          <text:p text:style-name="P7">4.1.2 Sections<text:tab/>67</text:p>
          <text:p text:style-name="P7">4.1.3 Layout philosophy<text:tab/>69</text:p>
          <text:p text:style-name="P6">4.2 Property view<text:tab/>69</text:p>
          <text:p text:style-name="P7">4.2.1 Label format<text:tab/>70</text:p>
          <text:p text:style-name="P7">4.2.2 Value change event<text:tab/>70</text:p>
          <text:p text:style-name="P7">4.2.3 Actions of property<text:tab/>71</text:p>
          <text:p text:style-name="P7">4.2.4 Choosing an editor (new in v2.1.3)<text:tab/>73</text:p>
          <text:p text:style-name="P6">4.3 Reference view<text:tab/>73</text:p>
          <text:p text:style-name="P7">4.3.1 Choose view<text:tab/>75</text:p>
          <text:p text:style-name="P7">4.3.2 Customizing frame<text:tab/>76</text:p>
          <text:p text:style-name="P7">4.3.3 Custom search action<text:tab/>76</text:p>
          <text:p text:style-name="P7">4.3.4 Custom creation action<text:tab/>77</text:p>
          <text:p text:style-name="P7">4.3.5 Custom modification action (new in v2.0.4)<text:tab/>78</text:p>
          <text:p text:style-name="P7">4.3.6 Descriptions list (combos)<text:tab/>78</text:p>
          <text:p text:style-name="P6">4.4 Collection view<text:tab/>81</text:p>
          <text:p text:style-name="P7">4.4.1 Custom edit/view action<text:tab/>84</text:p>
          <text:p text:style-name="P7">4.4.2 Custom list actions<text:tab/>85</text:p>
          <text:p text:style-name="P7">4.4.3 Default list actions (new in v2.1.4)<text:tab/>86</text:p>
          <text:p text:style-name="P7">4.4.4 Custom detail actions<text:tab/>87</text:p>
          <text:p text:style-name="P7">4.4.5 Refining collection view default behavior (new in v2.0.2)<text:tab/>89</text:p>
          <text:p text:style-name="P6">4.5 View property<text:tab/>90</text:p>
          <text:p text:style-name="P6">4.6 View actions (new in v2.0.3)<text:tab/>90</text:p>
          <text:p text:style-name="P6">4.7 Editors configuration<text:tab/>91</text:p>
          <text:p text:style-name="P6">4.8 Multiple values editors <text:tab/>94</text:p>
          <text:p text:style-name="P6">4.9 Custom editors and stereotypes for displaying combos<text:tab/>96</text:p>
          <text:p text:style-name="P6">4.10 Transient component: Only for creating views (new in v2.1.3)<text:tab/>98</text:p>
          <text:p text:style-name="P5">5 Tabular data<text:tab/>100</text:p>
          <text:p text:style-name="P6">5.1 Initial properties and emphasize rows<text:tab/>101</text:p>
          <text:p text:style-name="P6">5.2 Filters and base condition<text:tab/>102</text:p>
          <text:p text:style-name="P6">5.3 Pure SQL select<text:tab/>105</text:p>
          <text:p text:style-name="P6">5.4 Default order<text:tab/>105</text:p>
          <text:p text:style-name="P5">6 Object/relational mapping<text:tab/>106</text:p>
          <text:p text:style-name="P6">6.1 Entity mapping<text:tab/>106</text:p>
          <text:p text:style-name="P6">6.2 Property mapping<text:tab/>107</text:p>
          <text:p text:style-name="P6">6.3 Reference mapping<text:tab/>109</text:p>
          <text:p text:style-name="P6">6.4 Multiple property mapping<text:tab/>111</text:p>
          <text:p text:style-name="P6">6.5 Reference to aggregate mapping<text:tab/>113</text:p>
          <text:p text:style-name="P6">6.6 Aggregate used in collection mapping<text:tab/>114</text:p>
          <text:p text:style-name="P6">6.7 Converters by default<text:tab/>116</text:p>
          <text:p text:style-name="P6">6.8 Default mapping (new in v2.1.3)<text:tab/>118</text:p>
          <text:p text:style-name="P6">6.9 Object/relational philosophy<text:tab/>118</text:p>
          <text:p text:style-name="P5">7 Controllers<text:tab/>120</text:p>
          <text:p text:style-name="P6">7.1 Environment variables <text:tab/>120</text:p>
          <text:p text:style-name="P6">7.2 Session objects<text:tab/>121</text:p>
          <text:p text:style-name="P6">7.3 The controller and its actions<text:tab/>121</text:p>
          <text:p text:style-name="P6">7.4 Controllers inheritance<text:tab/>125</text:p>
          <text:p text:style-name="P6">7.5 List mode actions<text:tab/>126</text:p>
          <text:p text:style-name="P6">7.6 Overwriting default search<text:tab/>128</text:p>
          <text:p text:style-name="P6">7.7 Initialize a module with an action<text:tab/>130</text:p>
          <text:p text:style-name="P6">7.8 Calling another module<text:tab/>132</text:p>
          <text:p text:style-name="P6">7.9 Changing the module of current view<text:tab/>134</text:p>
          <text:p text:style-name="P6">7.10 Go to a JSP page<text:tab/>135</text:p>
          <text:p text:style-name="P6">7.11 Generating a custom report with JasperReports<text:tab/>136</text:p>
          <text:p text:style-name="P6">7.12 Uploading and processing a file from client (multipart form)<text:tab/>138</text:p>
          <text:p text:style-name="P6">7.13 Override the default controllers (new in v2.0.3)<text:tab/>140</text:p>
          <text:p text:style-name="P6">7.14 All action types<text:tab/>141</text:p>
          <text:p text:style-name="P5">8 Application<text:tab/>143</text:p>
          <text:p text:style-name="P6">8.1 Typical module example<text:tab/>144</text:p>
          <text:p text:style-name="P6">8.2 Only detail module<text:tab/>145</text:p>
          <text:p text:style-name="P6">8.3 Only list module<text:tab/>145</text:p>
          <text:p text:style-name="P6">8.4 Documentation module<text:tab/>145</text:p>
          <text:p text:style-name="P6">8.5 Read only module<text:tab/>146</text:p>
          <text:p text:style-name="P5">9 Aspects<text:tab/>147</text:p>
          <text:p text:style-name="P6">9.1 Introduction to AOP<text:tab/>147</text:p>
          <text:p text:style-name="P6">9.2 Aspects definition<text:tab/>147</text:p>
          <text:p text:style-name="P6">9.3 AccessTracking: A practical application of aspects<text:tab/>149</text:p>
          <text:p text:style-name="P7">9.3.1 The aspect definition<text:tab/>149</text:p>
          <text:p text:style-name="P7">9.3.2 Setup AccessTracking<text:tab/>150</text:p>
          <text:p text:style-name="P5">10 Miscellaneous<text:tab/>152</text:p>
          <text:p text:style-name="P6">10.1 Many-to-many relationships<text:tab/>152</text:p>
          <text:p text:style-name="P6">10.2 Programming with Hibernate<text:tab/>154</text:p>
          <text:p text:style-name="P6">10.3 Programming with EJB3 JPA<text:tab/>154</text:p>
          <text:p text:style-name="P7">10.3.1 Changing the default schema in runtime (new in v2.1.2)<text:tab/>155</text:p>
          <text:p text:style-name="P6">10.4 Custom JSP view and OpenXava taglibs<text:tab/>156</text:p>
          <text:p text:style-name="P7">10.4.1 Example<text:tab/>156</text:p>
          <text:p text:style-name="P7">10.4.2 xava:editor<text:tab/>157</text:p>
          <text:p text:style-name="P7">10.4.3 xava:action, xava:link, xava:image, xava:button<text:tab/>157</text:p>
          <text:p text:style-name="P7">10.4.4 xava:message (new in v2.0.3)<text:tab/>158</text:p>
          <text:p text:style-name="P7">10.4.5 xava:descriptionsList (new in v2.0.3)<text:tab/>158</text:p>
          <text:p text:style-name="P5">A . Change history<text:tab/>160</text:p>
          <text:p text:style-name="P6">A.1 New in 2.2<text:tab/>160</text:p>
          <text:p text:style-name="P6">A.2 New in 2.1.5<text:tab/>160</text:p>
          <text:p text:style-name="P6">A.3 New in 2.1.4<text:tab/>160</text:p>
          <text:p text:style-name="P6">A.4 New in 2.1.3<text:tab/>160</text:p>
          <text:p text:style-name="P6">A.5 New in 2.1.2<text:tab/>160</text:p>
          <text:p text:style-name="P6">A.6 New in 2.1.1<text:tab/>160</text:p>
          <text:p text:style-name="P6">A.7 New in 2.1<text:tab/>160</text:p>
          <text:p text:style-name="P6">A.8 New in 2.0.4<text:tab/>161</text:p>
          <text:p text:style-name="P6">A.9 New in 2.0.3<text:tab/>161</text:p>
          <text:p text:style-name="P6">A.10 New in 2.0.2<text:tab/>161</text:p>
          <text:p text:style-name="P6">A.11 New in 2.0.1<text:tab/>162</text:p>
          <text:p text:style-name="P6">A.12 New in 2.0<text:tab/>162</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1"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1"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2">
        <text:list-item>
          <text:p text:style-name="P12">The data structure.</text:p>
        </text:list-item>
        <text:list-item>
          <text:p text:style-name="P12">Validations, calculations and in general all logic associated with the business concept.</text:p>
        </text:list-item>
        <text:list-item>
          <text:p text:style-name="P12">The possibles views, i. e. the configuration of all possible user interfaces for this component.</text:p>
        </text:list-item>
        <text:list-item>
          <text:p text:style-name="P12">The possibilities for the tabular data presentation. This is used in list mode (data navigation), reports, export to excel, etc.</text:p>
        </text:list-item>
        <text:list-item>
          <text:p text:style-name="P12">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1"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1"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1" text:outline-level="2">Project structure</text:h>
            </text:list-item>
          </text:list>
        </text:list-item>
      </text:list>
      <text:p text:style-name="Text_20_body">A typical OpenXava project usually contains the these folders:</text:p>
      <text:list text:style-name="L3">
        <text:list-item>
          <text:p text:style-name="P13"><text:span text:style-name="Código">[root]</text:span>: In the root you can find <text:span text:style-name="Archivo_2f_Directorio">build.xml</text:span> (with the Ant task) and the configuration files that it uses (usually one for customer).</text:p>
        </text:list-item>
        <text:list-item>
          <text:p text:style-name="P13"><text:span text:style-name="Código">src[source folder]</text:span>: Contains your Java source code.</text:p>
        </text:list-item>
        <text:list-item>
          <text:p text:style-name="P13"><text:span text:style-name="Código">components</text:span>: XML files with the definitions of your business components.</text:p>
        </text:list-item>
        <text:list-item>
          <text:p text:style-name="P13"><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3"><text:span text:style-name="Código">I18n</text:span>: Resource files with labels and messages in several languages.</text:p>
        </text:list-item>
        <text:list-item>
          <text:p text:style-name="P13"><text:span text:style-name="Código">gen-src[source folder]</text:span>: Code generated by XDoclet. Only needed if you generate EJB.</text:p>
        </text:list-item>
        <text:list-item>
          <text:p text:style-name="P13"><text:span text:style-name="Código">gen-src-xava[source folder]</text:span>: Code generated by OpenXava.</text:p>
        </text:list-item>
        <text:list-item>
          <text:p text:style-name="P13"><text:span text:style-name="Código">properties[source folder]</text:span>: Property files to configure your application.</text:p>
        </text:list-item>
        <text:list-item>
          <text:p text:style-name="P13"><text:span text:style-name="Código">build</text:span>: XML files needed in a J2EE application, some are generated and other can be edited manually.</text:p>
        </text:list-item>
        <text:list-item>
          <text:p text:style-name="P13"><text:span text:style-name="Código">filtered-files[source folder]:</text:span> It's for internal use of build tasks. Must be a source code folder. <text:span text:style-name="T1">(new in v2.0)</text:span></text:p>
        </text:list-item>
        <text:list-item>
          <text:p text:style-name="P13"><text:span text:style-name="Código">data</text:span>: Useful to hold the scripts to create the tables of your application, if needed.</text:p>
        </text:list-item>
        <text:list-item>
          <text:p text:style-name="P13"><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1"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1"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1"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1"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4">/&gt;</text:p>
      <text:p text:style-name="Text_20_body">This is its meaning:</text:p>
      <text:list text:style-name="L4">
        <text:list-item>
          <text:p text:style-name="P15"><text:span text:style-name="Código">name:</text:span> It's the property name in the generated Java code and also serves as identifier inside OpenXava files.</text:p>
        </text:list-item>
        <text:list-item>
          <text:p text:style-name="P15"><text:span text:style-name="Código">key:</text:span> Indicates if this property is part of the key. The key is a unique identifier of the object and usually matches with the primary key of a database table.</text:p>
        </text:list-item>
        <text:list-item>
          <text:p text:style-name="P15"><text:span text:style-name="Código">size:</text:span> Length of data. It's optional, but useful to display better user interfaces.</text:p>
        </text:list-item>
        <text:list-item>
          <text:p text:style-name="P15"><text:span text:style-name="Código">required:</text:span> Indicates if it's required to validate the existence of data for this property just before creation or modification.</text:p>
        </text:list-item>
        <text:list-item>
          <text:p text:style-name="P15"><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1"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1" text:outline-level="2">The table</text:h>
            </text:list-item>
          </text:list>
        </text:list-item>
      </text:list>
      <text:p text:style-name="Text_20_body">Before testing the application you have to create the table in database. Follow these steps:</text:p>
      <text:list text:style-name="L5">
        <text:list-item>
          <text:p text:style-name="P16">Start your database server: From command line go to <text:span text:style-name="Archivo_2f_Directorio">openxava-2.2/portal/bin</text:span> folder and execute:</text:p>
        </text:list-item>
        <text:list-item>
          <text:p text:style-name="P17">In Linux/Unix: <text:span text:style-name="Código">./start-hsqldb.sh management-db 1666</text:span></text:p>
        </text:list-item>
        <text:list-item>
          <text:p text:style-name="P17">In Windows: <text:span text:style-name="Código">start-hsqldb management-db 1666</text:span></text:p>
        </text:list-item>
        <text:list-item>
          <text:p text:style-name="P18">Create the table:</text:p>
        </text:list-item>
        <text:list-item>
          <text:p text:style-name="P17">Edit <text:span text:style-name="Archivo_2f_Directorio">Management/build.xml</text:span>. Search the ant target <text:span text:style-name="T1">updateSchema</text:span>.</text:p>
        </text:list-item>
        <text:list-item>
          <text:p text:style-name="P17">Put correct value for <text:span text:style-name="Código">schema.path</text:span>, in this case “<text:span text:style-name="Código">../OpenXavaTest/lib/hsqldb.jar</text:span>”.</text:p>
        </text:list-item>
        <text:list-item>
          <text:p text:style-name="P17">Execute the ant target <text:span text:style-name="T1">updateSchema</text:span>.</text:p>
        </text:list-item>
        <text:list-item>
          <text:p text:style-name="P17">Start Tomcat and now everything is ready.</text:p>
        </text:list-item>
      </text:list>
      <text:list text:style-name="L1" text:continue-numbering="true">
        <text:list-item>
          <text:list text:continue-numbering="true">
            <text:list-item>
              <text:h text:style-name="P11" text:outline-level="2">Executing your application</text:h>
            </text:list-item>
          </text:list>
        </text:list-item>
      </text:list>
      <text:p text:style-name="Text_20_body">After your hard work it is time to see the fruit of your sweat. Let's go.</text:p>
      <text:list text:style-name="L6">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6">
        <text:list-item text:start-value="1">
          <text:p text:style-name="P19">Execute ant target <text:span text:style-name="Punto_20_de_20_menú">generatePortlets</text:span>.</text:p>
        </text:list-item>
        <text:list-item>
          <text:p text:style-name="P19">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1"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7">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1"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1"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1" text:outline-level="2">Java implementation</text:h>
            </text:list-item>
          </text:list>
        </text:list-item>
      </text:list>
      <text:p text:style-name="Text_20_body">Currently OpenXava generates code for the next 4 alternatives:</text:p>
      <text:list text:style-name="L8">
        <text:list-item>
          <text:p text:style-name="P21">Plain Java Classes (the so-called POJOs) for the model using Hibernate for persistence.</text:p>
        </text:list-item>
        <text:list-item>
          <text:p text:style-name="P21">Plain Java Classes for the model using EJB3 JPA (<text:span text:style-name="T2">J</text:span>ava <text:span text:style-name="T2">P</text:span>ersistence <text:span text:style-name="T2">A</text:span>PI) for persistence <text:span text:style-name="T1">(new in v2.1)</text:span>.</text:p>
        </text:list-item>
        <text:list-item>
          <text:p text:style-name="P21">Classic EJB2 EntityBeans for the model and persistence.</text:p>
        </text:list-item>
        <text:list-item>
          <text:p text:style-name="P21">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1"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1"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9">
        <text:list-item>
          <text:p text:style-name="P22">You can say that A <text:span text:style-name="T1">has</text:span> an B.</text:p>
        </text:list-item>
        <text:list-item>
          <text:p text:style-name="P22">If A is deleted then its B is deleted too.</text:p>
        </text:list-item>
        <text:list-item>
          <text:p text:style-name="P22">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1"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0">
        <text:list-item>
          <text:p text:style-name="P23"><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1">
        <text:list-item>
          <text:p text:style-name="P24"><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4"><text:span text:style-name="Código">implements</text:span> (several, optional): The generated code will implement this interface.</text:p>
        </text:list-item>
        <text:list-item>
          <text:p text:style-name="P24"><text:span text:style-name="Código">property</text:span> (several, optional): The properties represent Java properties (with its <text:span text:style-name="T1">setters</text:span> an <text:span text:style-name="T1">getters</text:span>) in the generated code.</text:p>
        </text:list-item>
        <text:list-item>
          <text:p text:style-name="P24"><text:span text:style-name="Código">reference</text:span> (several, optional): References to other models, you can reference to the entity of another component or an aggregate of itself.</text:p>
        </text:list-item>
        <text:list-item>
          <text:p text:style-name="P24"><text:span text:style-name="Código">collection</text:span> (several, optional): Collection of references. In the generated code it is a property that returns a <text:span text:style-name="Código">java.util.Collection</text:span>.</text:p>
        </text:list-item>
        <text:list-item>
          <text:p text:style-name="P24"><text:span text:style-name="Código">method</text:span> (several, optional): Creates a method in the generated code, in this case the method logic is in a calculator (<text:span text:style-name="Código">ICalculator</text:span>).</text:p>
        </text:list-item>
        <text:list-item>
          <text:p text:style-name="P24"><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4"><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4"><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4"><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4"><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4"><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4"><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1"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5"><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6"><text:tab/>...</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1"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5"><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2">
        <text:list-header>
          <text:p text:style-name="P28">* @ejb:bean name="Family" type="CMP" view-type="remote"</text:p>
          <text:p text:style-name="P28">*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3">
        <text:list-item>
          <text:p text:style-name="P29">The class must extend from <text:span text:style-name="Código">org.openxava.ejbx.EJBReplicableBase</text:span></text:p>
        </text:list-item>
        <text:list-item>
          <text:p text:style-name="P29">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1"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5"><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1"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6"><text:tab/><text:span text:style-name="T10">scale</text:span>=<text:span text:style-name="T12">"scale"<text:tab/><text:tab/><text:tab/><text:tab/> </text:span>(6)<text:tab/>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7">&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4">
        <text:list-item>
          <text:p text:style-name="P30"><text:span text:style-name="Código">name</text:span> (required): The property name in Java, therefore it must follow the Java convention for property names, like starting with lower-case. Using underline (_) is not advisable.</text:p>
        </text:list-item>
        <text:list-item>
          <text:p text:style-name="P30"><text:span text:style-name="Código">label</text:span> (optional): Label showed to the final user. Is <text:span text:style-name="T2">much better</text:span> use the <text:span text:style-name="Archivo_2f_Directorio">i18n</text:span> files.</text:p>
        </text:list-item>
        <text:list-item>
          <text:p text:style-name="P30"><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0"><text:span text:style-name="Código">stereotype</text:span>(optional): Allows to specify an special behavior for some properties.</text:p>
        </text:list-item>
        <text:list-item>
          <text:p text:style-name="P30"><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0"><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0"><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0"><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0"><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0"><text:span text:style-name="Código">valid-values</text:span> (one, optional): To indicate that this property only can have a limited set of valid values.</text:p>
        </text:list-item>
        <text:list-item>
          <text:p text:style-name="P30"><text:span text:style-name="Código">calculator</text:span> (one, optional): Implements the logic for a calculated property. A calculated property only has <text:s/><text:span text:style-name="T1">getter</text:span> and is not stored in database.</text:p>
        </text:list-item>
        <text:list-item>
          <text:p text:style-name="P30"><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0"><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1"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5">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item>
          <text:p text:style-name="P32">FECHAHORA, DATETIME</text:p>
        </text:list-item>
        <text:list-item>
          <text:p text:style-name="P32">GALERIA_IMAGENES, IMAGES_GALLERY (setup instructions in 3.8.2) <text:span text:style-name="T1">new in v2.0</text:span></text:p>
        </text:list-item>
        <text:list-item>
          <text:p text:style-name="P33">RELLENADO_CON_CEROS, ZEROS_FILLED <text:span text:style-name="T1">new in v2.0.2</text:span></text:p>
        </text:list-item>
        <text:list-item>
          <text:p text:style-name="P33">TEXTO_HTML, HTML_TEXT (text with editable format) <text:span text:style-name="T1">new in v2.0.3</text:span></text:p>
        </text:list-item>
        <text:list-item>
          <text:p text:style-name="P33">IMAGE_LABEL, ETIQUETA_IMAGEN (image depending on property content) <text:span text:style-name="T1">new in v2.1.5</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4"><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4"><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4"><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1"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5">The type of <text:span text:style-name="Código">IMAGE</text:span> column can be a more suitable one for your database to store <text:span text:style-name="Código">byte [] </text:span>(for example <text:span text:style-name="Código">LONGVARBINARY</text:span>) .</text:p>
      <text:p text:style-name="P35">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5">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7"><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5">After this you can use the IMAGES_GALLERY stereotype in all components of your application.</text:p>
      <text:list text:style-name="L1" text:continue-numbering="true">
        <text:list-item>
          <text:list text:continue-numbering="true">
            <text:list-item>
              <text:list text:continue-numbering="true">
                <text:list-item>
                  <text:h text:style-name="P31"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1"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1"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1"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6">
        <text:list-item>
          <text:p text:style-name="P36"><text:span text:style-name="Código">Messages errors</text:span>: A object of type Messages that represents a set of messages (like a smart collection) and where you can add the validation errors that you find.</text:p>
        </text:list-item>
        <text:list-item>
          <text:p text:style-name="P36"><text:span text:style-name="Código">Object value</text:span>: The value to validate.</text:p>
        </text:list-item>
        <text:list-item>
          <text:p text:style-name="P36"><text:span text:style-name="Código">String objectName</text:span>: Object name of the container of the property to validate. Useful to use in error messages.</text:p>
        </text:list-item>
        <text:list-item>
          <text:p text:style-name="P36"><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1"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1"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7">&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17">
        <text:list-item>
          <text:p text:style-name="P37"><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7"><text:span text:style-name="Código">label</text:span> (optional): Label shown to the final user. It's <text:span text:style-name="T2">much better</text:span> use <text:span text:style-name="Archivo_2f_Directorio">i18n</text:span>.</text:p>
        </text:list-item>
        <text:list-item>
          <text:p text:style-name="P37"><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7"><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7"><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7"><text:span text:style-name="Código">role</text:span> (optional): Used only in references within collections. See below.</text:p>
        </text:list-item>
        <text:list-item>
          <text:p text:style-name="P37"><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8">
        <text:list-item>
          <text:p text:style-name="P38">A reference to an aggregate called <text:span text:style-name="Código">Address</text:span>, the reference name will be <text:span text:style-name="Código">address</text:span>.</text:p>
        </text:list-item>
        <text:list-item>
          <text:p text:style-name="P38">A reference to the entity of <text:span text:style-name="Código">Seller</text:span> component. The model is deduced from name.</text:p>
        </text:list-item>
        <text:list-item>
          <text:p text:style-name="P38">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1"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1"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6"><text:span text:style-name="T10"><text:tab/>maximum</text:span>=<text:span text:style-name="T12">"N"<text:tab/><text:tab/><text:tab/><text:tab/></text:span>(4)<text:tab/>new v2.0.3</text:p>
      <text:p text:style-name="P27">&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19">
        <text:list-item>
          <text:p text:style-name="P39"><text:span text:style-name="Código">name</text:span> (required): The collection name in Java, therefore it must follow the rules for name members in Java, including starting with lower-case. Using underline (_) is not advisable.</text:p>
        </text:list-item>
        <text:list-item>
          <text:p text:style-name="P39"><text:span text:style-name="Código">label</text:span> (optional): Label shown to final user. Is <text:span text:style-name="T2">much better</text:span> to use <text:span text:style-name="Archivo_2f_Directorio">i18n</text:span> files.</text:p>
        </text:list-item>
        <text:list-item>
          <text:p text:style-name="P39"><text:span text:style-name="Código">minimum</text:span> (optional): Minimum number of expected elements. This is validated just before saving.</text:p>
        </text:list-item>
        <text:list-item>
          <text:p text:style-name="P39"><text:span text:style-name="Código">maximum</text:span> (optional): <text:span text:style-name="T1">(new v2.0.3)</text:span> Maximum number of expected elements.</text:p>
        </text:list-item>
        <text:list-item>
          <text:p text:style-name="P39"><text:span text:style-name="Código">reference </text:span>(required): With the syntax you can see in the previous point.</text:p>
        </text:list-item>
        <text:list-item>
          <text:p text:style-name="P39"><text:span text:style-name="Código">condition</text:span> (optional): Restricts the elements that appear in the collection.</text:p>
        </text:list-item>
        <text:list-item>
          <text:p text:style-name="P39"><text:span text:style-name="Código">order</text:span> (optional): The elements in collections will be in the indicated order.</text:p>
        </text:list-item>
        <text:list-item>
          <text:p text:style-name="P39"><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9"><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0">
        <text:list-item>
          <text:p text:style-name="P40">The restriction <text:span text:style-name="Código">minimum=”1”</text:span> <text:s/>requires at least one detail for the invoice to be valid.</text:p>
        </text:list-item>
        <text:list-item>
          <text:p text:style-name="P40">With <text:span text:style-name="Código">order</text:span> you force that the <text:span text:style-name="Código">details</text:span> will be returned ordered by <text:span text:style-name="Código">serviceType</text:span>.</text:p>
        </text:list-item>
        <text:list-item>
          <text:p text:style-name="P40">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1"><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1"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7">&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1">
        <text:list-item>
          <text:p text:style-name="P42"><text:span text:style-name="Código">name</text:span> (required): Name of the method in Java, therefore it must follow the Java rules to name members, like beginning with lower-case.</text:p>
        </text:list-item>
        <text:list-item>
          <text:p text:style-name="P42"><text:span text:style-name="Código">type</text:span> (optional, by default <text:span text:style-name="Código">void</text:span>): Is the Java type that the method returns. All Java types valid as return type for a Java method are applicable here.</text:p>
        </text:list-item>
        <text:list-item>
          <text:p text:style-name="P42"><text:span text:style-name="Código">arguments</text:span> (optional): Argument list of the method in Java format.</text:p>
        </text:list-item>
        <text:list-item>
          <text:p text:style-name="P42"><text:span text:style-name="Código">exceptions</text:span> (optional): Exception list that can be thrown by this method, in Java format.</text:p>
        </text:list-item>
        <text:list-item>
          <text:p text:style-name="P42"><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2">
        <text:list-item>
          <text:p text:style-name="P43">A calculator for a method has moral authority to change the state of the object.</text:p>
        </text:list-item>
        <text:list-item>
          <text:p text:style-name="P43">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1"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7">&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4"/>
      <text:list text:style-name="L23">
        <text:list-item>
          <text:p text:style-name="P45"><text:span text:style-name="Código">name</text:span> (required): Name of the finder method in Java, hence it must follow the Java rules for member naming, e.g. beginning with lower-case.</text:p>
        </text:list-item>
        <text:list-item>
          <text:p text:style-name="P45"><text:span text:style-name="Código">arguments</text:span> (required): Argument list for the method in Java format. It is (most) advisable to use simple data types.</text:p>
        </text:list-item>
        <text:list-item>
          <text:p text:style-name="P45"><text:span text:style-name="Código">collection</text:span> (optional, by default <text:span text:style-name="Código">false</text:span>): Indicates if the result will be a single object or a collection.</text:p>
        </text:list-item>
        <text:list-item>
          <text:p text:style-name="P45"><text:span text:style-name="Código">condition</text:span> (optional): A condition with SQL/EJBQL syntax where you can use the names of properties inside <text:span text:style-name="Código">${}</text:span>.</text:p>
        </text:list-item>
        <text:list-item>
          <text:p text:style-name="P45"><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1"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4">
        <text:list-item>
          <text:p text:style-name="P46"><text:span text:style-name="Código">class</text:span> (required): Calculator class. This calculator must implement <text:span text:style-name="Código">ICalculator</text:span> or some of its children.</text:p>
        </text:list-item>
        <text:list-item>
          <text:p text:style-name="P46"><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11"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4" text:continue-numbering="true">
        <text:list-item>
          <text:p text:style-name="P46"><text:span text:style-name="Código">class</text:span> (required): Calculator class. A calculator that implements <text:span text:style-name="Código">ICalculator</text:span> or some of its children.</text:p>
        </text:list-item>
        <text:list-item>
          <text:p text:style-name="P46"><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1"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1"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7">&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5">
        <text:list-item>
          <text:p text:style-name="P47"><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7"><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7"><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7"><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1"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26">
        <text:list-item>
          <text:p text:style-name="P48"><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8"><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8"><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1"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27">
        <text:list-item>
          <text:p text:style-name="P49"><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49"><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49"><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1"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4"><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1"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7">&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8">
        <text:list-item>
          <text:p text:style-name="P50"><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0"><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0"><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0"><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0"><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0"><text:span text:style-name="Código">property-view</text:span> (several, optional): Defines the format to display a property.</text:p>
        </text:list-item>
        <text:list-item>
          <text:p text:style-name="P50"><text:span text:style-name="Código">reference-view</text:span> (several, optional): Defines the format to display a reference.</text:p>
        </text:list-item>
        <text:list-item>
          <text:p text:style-name="P50"><text:span text:style-name="Código">collection-view</text:span> (several, optional): Defines the format to display a collection.</text:p>
        </text:list-item>
        <text:list-item>
          <text:p text:style-name="P50"><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1"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4"><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1"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1"><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1"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1"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1"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6"><text:tab/><text:span text:style-name="T10">display-size</text:span>=<text:span text:style-name="T12">"size"<text:tab/><text:tab/><text:tab/><text:tab/><text:tab/><text:tab/></text:span>(6) new in v2.2.1</text:p>
      <text:p text:style-name="P27">&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18">&lt;/</text:span><text:span text:style-name="T19">property-view</text:span><text:span text:style-name="T18">&gt;</text:span></text:p>
      <text:list text:style-name="L29">
        <text:list-item>
          <text:p text:style-name="P52"><text:span text:style-name="Código">property</text:span> (required): Usually the <text:s/>name of a model property, although it also can be the name of a property of the view itself.</text:p>
        </text:list-item>
        <text:list-item>
          <text:p text:style-name="P52"><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2"><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2"><text:span text:style-name="Código">label-format</text:span> (optional): Format to display the label of this property.</text:p>
        </text:list-item>
        <text:list-item>
          <text:p text:style-name="P52"><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2"><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2"><text:span text:style-name="Código">on-change </text:span>(one, optional): Action to execute when the value of this property changes.</text:p>
        </text:list-item>
        <text:list-item>
          <text:p text:style-name="P52"><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1"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1"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1"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6"/>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1"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28">&lt;/</text:span><text:span text:style-name="T29">view</text:span><text:span text:style-name="T28">&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1"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6"><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6"><text:tab/><text:span text:style-name="T10">as-aggregate</text:span>=<text:span text:style-name="T12">"true|false"<text:tab/><text:tab/> </text:span>(8)<text:tab/>new in v2.0.3</text:p>
      <text:p text:style-name="P27">&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6"><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0">
        <text:list-item>
          <text:p text:style-name="P53"><text:span text:style-name="Código">reference</text:span> (required): Name of the reference to refine its presentation.</text:p>
        </text:list-item>
        <text:list-item>
          <text:p text:style-name="P53"><text:span text:style-name="Código">view</text:span> (optional): If you omit this attribute, then the default view of the referenced object is used. With this attribute you can indicate that it uses another view.</text:p>
        </text:list-item>
        <text:list-item>
          <text:p text:style-name="P53"><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3"><text:span text:style-name="Código">frame</text:span> (optional): If the reference is displayed inside a frame. The default value is <text:span text:style-name="Código">true</text:span>.</text:p>
        </text:list-item>
        <text:list-item>
          <text:p text:style-name="P53"><text:span text:style-name="Código">create</text:span> (optional): If the final user can create new objects of the referenced type from here. The default value is <text:span text:style-name="Código">true</text:span>.</text:p>
        </text:list-item>
        <text:list-item>
          <text:p text:style-name="P53"><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3"><text:span text:style-name="Código">search</text:span> (optional): If the user will have a link to make searches with a list, filters, etc. The default value is <text:span text:style-name="Código">true</text:span>.</text:p>
        </text:list-item>
        <text:list-item>
          <text:p text:style-name="P53"><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3"><text:span text:style-name="Código">search-action</text:span> (one, optional): Allows you to specify your own action for searching.</text:p>
        </text:list-item>
        <text:list-item>
          <text:p text:style-name="P53"><text:span text:style-name="Código">descriptions-list</text:span>: Display the data as a list of descriptions, typically as a combo. Useful when there are few elements of the referenced object.</text:p>
        </text:list-item>
        <text:list-item>
          <text:p text:style-name="P53"><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1" text:outline-level="3">Choose view</text:h>
                </text:list-item>
              </text:list>
            </text:list-item>
          </text:list>
        </text:list-item>
      </text:list>
      <text:p text:style-name="Text_20_body">The most simple customization is to specify the view of the referenced object that you want to use:</text:p>
      <text:p text:style-name="P34"><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1"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4"><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1"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1"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1"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5">&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5">--&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1"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6">/&gt;</text:p>
      <text:list text:style-name="L31">
        <text:list-item>
          <text:p text:style-name="P57"><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7"><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7"><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7"><text:span text:style-name="Código">condition</text:span> (optional): Allows to specify a condition (with SQL style) to filter the values that are shown in the description list.</text:p>
        </text:list-item>
        <text:list-item>
          <text:p text:style-name="P57"><text:span text:style-name="Código">order-by-key</text:span> (optional): By default the data is ordered by description, but if you set this property to <text:span text:style-name="Código">true</text:span> it will be ordered by key.</text:p>
        </text:list-item>
        <text:list-item>
          <text:p text:style-name="P57"><text:span text:style-name="Código">order</text:span> (optional): Allows to specify an order (with SQL style) for the values that are shown in the description list.</text:p>
        </text:list-item>
        <text:list-item>
          <text:p text:style-name="P57"><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1"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6"><text:span text:style-name="T10"><text:tab/>modify-reference</text:span>=<text:span text:style-name="T12">"true|false"<text:tab/> </text:span>(6) new in v2.0.4</text:p>
      <text:p text:style-name="P26"><text:span text:style-name="T10"><text:tab/>as-aggregate</text:span>=<text:span text:style-name="T12">"true|false"<text:tab/> <text:tab/> </text:span>(7) new in v2.0.2</text:p>
      <text:p text:style-name="P27">&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26"><text:tab/><text:span text:style-name="T8">&lt;new</text:span><text:span text:style-name="T9">-action </text:span>... <text:span text:style-name="T8">/&gt;</text:span><text:tab/><text:tab/><text:tab/>(11) new in v2.0.2</text:p>
      <text:p text:style-name="P26"><text:tab/><text:span text:style-name="T8">&lt;save</text:span><text:span text:style-name="T9">-action </text:span>... <text:span text:style-name="T8">/&gt;</text:span><text:tab/><text:tab/><text:tab/>(12) new in v2.0.2</text:p>
      <text:p text:style-name="P26"><text:tab/><text:span text:style-name="T8">&lt;hide-detail-</text:span><text:span text:style-name="T9">action </text:span>... <text:span text:style-name="T8">/&gt;</text:span><text:tab/>(13) new in v2.0.2</text:p>
      <text:p text:style-name="P26"><text:span text:style-name="T8"><text:tab/>&lt;remove</text:span><text:span text:style-name="T9">-action </text:span>... <text:span text:style-name="T8">/&gt;</text:span><text:tab/><text:tab/>(14) new in v2.0.2</text:p>
      <text:p text:style-name="P26"><text:tab/><text:span text:style-name="T8">&lt;remove</text:span><text:span text:style-name="T9">-selected-action </text:span>... <text:span text:style-name="T8">/&gt;</text:span><text:tab/>(15) new in v2.1</text:p>
      <text:p text:style-name="Código"><text:span text:style-name="T11"><text:tab/></text:span><text:span text:style-name="T8">&lt;</text:span><text:span text:style-name="T9">list-action </text:span><text:span text:style-name="T11">... </text:span><text:span text:style-name="T8">/&gt;</text:span><text:span text:style-name="T11"> ...<text:tab/><text:tab/>(16)</text:span></text:p>
      <text:p text:style-name="Código"><text:span text:style-name="T11"><text:tab/></text:span><text:span text:style-name="T8">&lt;</text:span><text:span text:style-name="T9">detail-action </text:span><text:span text:style-name="T11">... </text:span><text:span text:style-name="T8">/&gt;</text:span><text:span text:style-name="T11"> ...<text:tab/><text:tab/>(17)</text:span></text:p>
      <text:p text:style-name="Código"><text:span text:style-name="T18">&lt;/</text:span><text:span text:style-name="T19">collection-view</text:span><text:span text:style-name="T18">&gt;</text:span></text:p>
      <text:list text:style-name="L32">
        <text:list-item>
          <text:p text:style-name="P58"><text:span text:style-name="Código">collection</text:span> (required): The look of the collection with this name will be customized.</text:p>
        </text:list-item>
        <text:list-item>
          <text:p text:style-name="P58"><text:span text:style-name="Código">view</text:span> (optional): The view of the referenced object (each collection element) which is used to display the detail. By default the default view is used.</text:p>
        </text:list-item>
        <text:list-item>
          <text:p text:style-name="P58"><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8"><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8"><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58"><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58"><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8"><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8"><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8"><text:span text:style-name="Código">view-action</text:span> (one, optional): Allows you to define your custom action to view a collection element. This is the action showed in each row, if the collection is read only.</text:p>
        </text:list-item>
        <text:list-item>
          <text:p text:style-name="P58"><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8"><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8"><text:span text:style-name="Código">hide-detail-action</text:span> (one, optional): <text:span text:style-name="T1">(new in v2.0.2)</text:span> Allows you to define your custom action to hide the detail view. This is the action executed on click in 'Close' link.</text:p>
        </text:list-item>
        <text:list-item>
          <text:p text:style-name="P58"><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8"><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58"><text:span text:style-name="Código">list-action</text:span> (several, optional): To add actions in list mode; usually actions which scope is the entire collection.</text:p>
        </text:list-item>
        <text:list-item>
          <text:p text:style-name="P58"><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4"><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1"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1"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1"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28">&lt;/</text:span><text:span text:style-name="T29">controller</text:span><text:span text:style-name="T28">&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list text:style-name="L1" text:continue-numbering="true">
        <text:list-item>
          <text:list text:continue-numbering="true">
            <text:list-item>
              <text:list text:continue-numbering="true">
                <text:list-item>
                  <text:h text:style-name="P31"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1"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11"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1"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1"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7">&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3">
        <text:list-item>
          <text:p text:style-name="P59"><text:span text:style-name="Código">url</text:span> (required): URL of JSP fragment that implements editor.</text:p>
        </text:list-item>
        <text:list-item>
          <text:p text:style-name="P59"><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9"><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9"><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9"><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9"><text:span text:style-name="Código">property</text:span> (several, optional): Set values in the editor; this way you can configure your editor and use it several times in different cases.</text:p>
        </text:list-item>
        <text:list-item>
          <text:p text:style-name="P59"><text:span text:style-name="Código">formatter</text:span> (one, optional): Java class to define the conversion from Java to HTML and from HTML to Java.</text:p>
        </text:list-item>
        <text:list-item>
          <text:p text:style-name="P59"><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30">&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30">%&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31">(1)</text:span></text:p>
      <text:p text:style-name="Código"><text:span text:style-name="T11">MetaProperty p = (MetaProperty) </text:span><text:span text:style-name="T20">request</text:span><text:span text:style-name="T11">.getAttribute(propertyKey);<text:tab/><text:tab/>// </text:span><text:span text:style-name="T31">(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31">(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31">(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31">(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31">(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31">(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31">(5)</text:span></text:p>
      <text:p text:style-name="Código">%&gt;</text:p>
      <text:p text:style-name="Código"><text:span text:style-name="T11">&lt;input name="</text:span><text:span text:style-name="T30">&lt;%=</text:span><text:span text:style-name="T11">propertyKey</text:span><text:span text:style-name="T30">%&gt;</text:span><text:span text:style-name="T11">" class=editor<text:tab/><text:tab/><text:tab/><text:tab/><text:tab/>&lt;!-- </text:span><text:span text:style-name="T31">(1)</text:span><text:span text:style-name="T11"> --&gt;</text:span></text:p>
      <text:p text:style-name="Código"><text:tab/>type="text" </text:p>
      <text:p text:style-name="Código"><text:span text:style-name="T11"><text:tab/>title="</text:span><text:span text:style-name="T30">&lt;%=</text:span><text:span text:style-name="T11">p.getDescription(</text:span><text:span text:style-name="T20">request</text:span><text:span text:style-name="T11">)</text:span><text:span text:style-name="T30">%&gt;</text:span><text:span text:style-name="T11">"</text:span></text:p>
      <text:p text:style-name="Código"><text:span text:style-name="T11"><text:tab/>align='</text:span><text:span text:style-name="T30">&lt;%=</text:span><text:span text:style-name="T11">align</text:span><text:span text:style-name="T30">%&gt;</text:span><text:span text:style-name="T11">'<text:tab/><text:tab/><text:tab/><text:tab/><text:tab/><text:tab/><text:tab/><text:tab/>&lt;!-- </text:span><text:span text:style-name="T31">(4)</text:span><text:span text:style-name="T11"> --&gt;</text:span></text:p>
      <text:p text:style-name="Código"><text:span text:style-name="T11"><text:tab/>maxlength="</text:span><text:span text:style-name="T30">&lt;%=</text:span><text:span text:style-name="T11">p.getSize()</text:span><text:span text:style-name="T30">%&gt;</text:span><text:span text:style-name="T11">" </text:span></text:p>
      <text:p text:style-name="Código"><text:span text:style-name="T11"><text:tab/>size="</text:span><text:span text:style-name="T30">&lt;%=</text:span><text:span text:style-name="T11">p.getSize()</text:span><text:span text:style-name="T30">%&gt;</text:span><text:span text:style-name="T11">" </text:span></text:p>
      <text:p text:style-name="Código"><text:span text:style-name="T11"><text:tab/>value="</text:span><text:span text:style-name="T30">&lt;%=</text:span><text:span text:style-name="T11">fvalue</text:span><text:span text:style-name="T30">%&gt;</text:span><text:span text:style-name="T11">"<text:tab/><text:tab/><text:tab/><text:tab/><text:tab/><text:tab/><text:tab/><text:tab/>&lt;!-- </text:span><text:span text:style-name="T31">(3)</text:span><text:span text:style-name="T11"> --&gt;</text:span></text:p>
      <text:p text:style-name="Código"><text:span text:style-name="T11"><text:tab/></text:span><text:span text:style-name="T30">&lt;%=</text:span><text:span text:style-name="T11">disabled</text:span><text:span text:style-name="T30">%&gt;<text:tab/><text:tab/><text:tab/><text:tab/><text:tab/><text:tab/><text:tab/><text:tab/></text:span><text:span text:style-name="T11">&lt;!-- </text:span><text:span text:style-name="T31">(5)</text:span><text:span text:style-name="T11"> --&gt;</text:span></text:p>
      <text:p text:style-name="Código"><text:span text:style-name="T11"><text:tab/></text:span><text:span text:style-name="T30">&lt;%=</text:span><text:span text:style-name="T11">script</text:span><text:span text:style-name="T30">%&gt;<text:tab/><text:tab/><text:tab/><text:tab/><text:tab/><text:tab/><text:tab/><text:tab/><text:tab/></text:span><text:span text:style-name="T11">&lt;!-- </text:span><text:span text:style-name="T31">(6)</text:span><text:span text:style-name="T11"> --&gt;</text:span><text:span text:style-name="T30"><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30">&lt;%=</text:span><text:span text:style-name="T11">fvalue</text:span><text:span text:style-name="T30">%&gt;</text:span><text:span text:style-name="T11">&amp;nbsp;<text:tab/></text:span></text:p>
      <text:p text:style-name="Código">&lt;%</text:p>
      <text:p text:style-name="Código">}</text:p>
      <text:p text:style-name="Código">%&gt;</text:p>
      <text:p text:style-name="Código"><text:span text:style-name="T30">&lt;%</text:span><text:span text:style-name="T11"> </text:span><text:span text:style-name="T20">if</text:span><text:span text:style-name="T11"> (!editable) { </text:span><text:span text:style-name="T30">%&gt;</text:span></text:p>
      <text:p text:style-name="Código"><text:span text:style-name="T11"><text:tab/>&lt;input type="hidden" name="</text:span><text:span text:style-name="T30">&lt;%=</text:span><text:span text:style-name="T11">propertyKey</text:span><text:span text:style-name="T30">%&gt;</text:span><text:span text:style-name="T11">" value="</text:span><text:span text:style-name="T30">&lt;%=</text:span><text:span text:style-name="T11">fvalue</text:span><text:span text:style-name="T30">%&gt;</text:span><text:span text:style-name="T11">"&gt;</text:span></text:p>
      <text:p text:style-name="Código"><text:span text:style-name="T30">&lt;%</text:span><text:span text:style-name="T11"> } </text:span><text:span text:style-name="T30">%&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1"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2">&lt;%@ </text:span><text:span text:style-name="T9">page </text:span><text:span text:style-name="T10">import</text:span><text:span text:style-name="T11">=</text:span><text:span text:style-name="T12">"java.util.Collection" </text:span><text:span text:style-name="T32">%&gt;</text:span></text:p>
      <text:p text:style-name="Código"><text:span text:style-name="T32">&lt;%@ </text:span><text:span text:style-name="T9">page </text:span><text:span text:style-name="T10">import</text:span><text:span text:style-name="T11">=</text:span><text:span text:style-name="T12">"java.util.Collections" </text:span><text:span text:style-name="T32">%&gt;</text:span></text:p>
      <text:p text:style-name="Código"><text:span text:style-name="T32">&lt;%@ </text:span><text:span text:style-name="T9">page </text:span><text:span text:style-name="T10">import</text:span><text:span text:style-name="T11">=</text:span><text:span text:style-name="T12">"java.util.Arrays" </text:span><text:span text:style-name="T32">%&gt;</text:span></text:p>
      <text:p text:style-name="Código"><text:span text:style-name="T32">&lt;%@ </text:span><text:span text:style-name="T9">page </text:span><text:span text:style-name="T10">import</text:span><text:span text:style-name="T11">=</text:span><text:span text:style-name="T12">"org.openxava.util.Labels" </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31">(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2">&lt;%=</text:span><text:span text:style-name="T11">propertyKey</text:span><text:span text:style-name="T32">%&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2">&lt;%=</text:span><text:span text:style-name="T11">style.getEditor()</text:span><text:span text:style-name="T32">%&gt;</text:span><text:span text:style-name="T11"> </text:span></text:p>
      <text:p text:style-name="Código"><text:span text:style-name="T11"><text:tab/></text:span><text:span text:style-name="T32">&lt;%=</text:span><text:span text:style-name="T11">disabled</text:span><text:span text:style-name="T32">%&gt;</text:span></text:p>
      <text:p text:style-name="Código"><text:span text:style-name="T11"><text:tab/></text:span><text:span text:style-name="T32">&lt;%=</text:span><text:span text:style-name="T11">script</text:span><text:span text:style-name="T32">%&gt;</text:span><text:span text:style-name="T8">&gt;</text:span></text:p>
      <text:p text:style-name="Código"><text:span text:style-name="T11"><text:tab/></text:span><text:span text:style-name="T32">&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2">%&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2">&lt;%=</text:span><text:span text:style-name="T11">i</text:span><text:span text:style-name="T32">%&gt;</text:span>"<text:span text:style-name="T11"> </text:span><text:span text:style-name="T32">&lt;%=</text:span><text:span text:style-name="T11">selected</text:span><text:span text:style-name="T32">%&gt;</text:span><text:span text:style-name="T8">&gt;</text:span></text:p>
      <text:p text:style-name="Código"><text:span text:style-name="T8"><text:tab/><text:tab/></text:span><text:span text:style-name="T32">&lt;%=</text:span><text:span text:style-name="T11">Labels.get(</text:span><text:span text:style-name="T12">"regions."</text:span><text:span text:style-name="T11"> + i, request.getLocale())</text:span><text:span text:style-name="T32">%&gt;</text:span></text:p>
      <text:p text:style-name="Código"><text:span text:style-name="T32"><text:tab/></text:span><text:span text:style-name="T8">&lt;/</text:span><text:span text:style-name="T9">option</text:span><text:span text:style-name="T8">&gt;</text:span></text:p>
      <text:p text:style-name="Código"><text:span text:style-name="T11"><text:tab/></text:span><text:span text:style-name="T32">&lt;%</text:span></text:p>
      <text:p text:style-name="Código"><text:tab/>}</text:p>
      <text:p text:style-name="Código"><text:span text:style-name="T11"><text:tab/></text:span><text:span text:style-name="T32">%&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2">&lt;%=</text:span><text:span text:style-name="T11">Labels.get(</text:span><text:span text:style-name="T12">"regions."</text:span><text:span text:style-name="T11">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2">&lt;%=</text:span><text:span text:style-name="T11">propertyKey</text:span><text:span text:style-name="T32">%&gt;</text:span>"<text:span text:style-name="T11"> </text:span><text:span text:style-name="T10">value</text:span><text:span text:style-name="T11">=</text:span>"<text:span text:style-name="T32">&lt;%=</text:span><text:span text:style-name="T11">fvalues[i]</text:span><text:span text:style-name="T32">%&gt;</text:span>"<text:span text:style-name="T8">&gt;</text:span><text:span text:style-name="T11"><text:tab/><text:tab/></text:span></text:p>
      <text:p text:style-name="Código">&lt;%</text:p>
      <text:p text:style-name="Código"><text:tab/>}</text:p>
      <text:p text:style-name="Código">} </text:p>
      <text:p text:style-name="Código"><text:span text:style-name="T32">%&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1"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4">
        <text:list-item>
          <text:p text:style-name="P60"><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0"><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0"><text:span text:style-name="Código">descriptionProperty</text:span> or <text:span text:style-name="Código">descriptionProperties</text:span>: Property or list of properties to show in combo.</text:p>
        </text:list-item>
        <text:list-item>
          <text:p text:style-name="P60"><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0"><text:span text:style-name="Código">readOnlyAsLabel</text:span>: When it is read only, then it is rendered as label. The default is <text:span text:style-name="Código">false</text:span>.</text:p>
        </text:list-item>
        <text:list-item>
          <text:p text:style-name="P60"><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0"><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0"><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0"><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1"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5">
        <text:list-item>
          <text:p text:style-name="P61">Filter by any columns or a combination of them.</text:p>
        </text:list-item>
        <text:list-item>
          <text:p text:style-name="P61">Order by any column with a single click.</text:p>
        </text:list-item>
        <text:list-item>
          <text:p text:style-name="P61">Display data by pages, and therefore the user can work efficiently with millions of records.</text:p>
        </text:list-item>
        <text:list-item>
          <text:p text:style-name="P61">Customize the list: add, remove and change the column order (with the little pencil in the left top corner). This customizations are remembered by user.</text:p>
        </text:list-item>
        <text:list-item>
          <text:p text:style-name="P61">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7">&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6">
        <text:list-item>
          <text:p text:style-name="P6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2"><text:span text:style-name="Código">filter</text:span> (one, optional): Allows to define programmatically some logic to apply to the values entered by user when he filters the list data.</text:p>
        </text:list-item>
        <text:list-item>
          <text:p text:style-name="P62"><text:span text:style-name="Código">row-style</text:span> (several, optional): A simple way to specify a different visual style for some rows. Normally to emphasize rows that fulfill certain condition.</text:p>
        </text:list-item>
        <text:list-item>
          <text:p text:style-name="P6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2"><text:span text:style-name="Código">base-condition</text:span> (one, optional): Condition to be fulfilled by the displayed data. It's added to the user condition if needed.</text:p>
        </text:list-item>
        <text:list-item>
          <text:p text:style-name="P62"><text:span text:style-name="Código">default-order</text:span> (one, optional): To specify the initial order for data.</text:p>
        </text:list-item>
      </text:list>
      <text:list text:style-name="L1" text:continue-numbering="true">
        <text:list-item>
          <text:list text:continue-numbering="true">
            <text:list-item>
              <text:h text:style-name="P11"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1"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4"><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1"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1"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7">
        <text:list-item>
          <text:p text:style-name="P63">Hibernate 3.x.</text:p>
        </text:list-item>
      </text:list>
      <text:list text:style-name="L38">
        <text:list-item>
          <text:p text:style-name="P64">EntityBeans CMP 2 of JBoss 3.2.x y 4.0.x.</text:p>
        </text:list-item>
        <text:list-item>
          <text:p text:style-name="P64">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1"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39">
        <text:list-item>
          <text:p text:style-name="P65"><text:span text:style-name="Código">table</text:span> (required): Maps this table to the main entity of component.</text:p>
        </text:list-item>
        <text:list-item>
          <text:p text:style-name="P65"><text:span text:style-name="Código">property-mapping</text:span> (several, optional): Maps a property to a column in the database table.</text:p>
        </text:list-item>
        <text:list-item>
          <text:p text:style-name="P65"><text:span text:style-name="Código">reference-mapping</text:span> (several, optional): Maps a reference to one or more columns in the database table.</text:p>
        </text:list-item>
        <text:list-item>
          <text:p text:style-name="P65"><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1"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0">
        <text:list-item>
          <text:p text:style-name="P66"><text:span text:style-name="Código">property</text:span> (required): Name of a property defined in the model part.</text:p>
        </text:list-item>
        <text:list-item>
          <text:p text:style-name="P66"><text:span text:style-name="Código">column</text:span> (required): Name of a table column.</text:p>
        </text:list-item>
        <text:list-item>
          <text:p text:style-name="P66"><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6"><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1"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7">&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1">
        <text:list-item>
          <text:p text:style-name="P67"><text:span text:style-name="Código">reference</text:span> (required): The reference to map.</text:p>
        </text:list-item>
        <text:list-item>
          <text:p text:style-name="P6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1"><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1"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7">&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2">
        <text:list-item>
          <text:p text:style-name="P68"><text:span text:style-name="Código">property</text:span> (required): Name of the property to map.</text:p>
        </text:list-item>
        <text:list-item>
          <text:p text:style-name="P68"><text:span text:style-name="Código">converter</text:span> (one, required): Implements the logic to convert from Java to the database and vice versa. Must implement <text:span text:style-name="Código">IMultipleConverter</text:span>.</text:p>
        </text:list-item>
        <text:list-item>
          <text:p text:style-name="P6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1"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1"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1"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1"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28">&lt;/</text:span><text:span text:style-name="T29">component</text:span><text:span text:style-name="T28">&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1"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3">
        <text:list-item>
          <text:p text:style-name="P69">Provides great flexibility when mapping with legacy database.</text:p>
        </text:list-item>
        <text:list-item>
          <text:p text:style-name="P69">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4">
        <text:list-item>
          <text:p text:style-name="P70"><text:span text:style-name="Código">env-var</text:span> (several, optional): Variable that contains configuration information. This variable can be accessed from the actions and filters, and its value can be overwritten in each module.</text:p>
        </text:list-item>
        <text:list-item>
          <text:p text:style-name="P70"><text:span text:style-name="Código">object</text:span> (several, optional): Defines Java object with session scope; that is objects that are created for an user and exist during his session.</text:p>
        </text:list-item>
        <text:list-item>
          <text:p text:style-name="P70"><text:span text:style-name="Código">controller</text:span> (several, required): A controller is a group of actions.</text:p>
        </text:list-item>
      </text:list>
      <text:list text:style-name="L1" text:continue-numbering="true">
        <text:list-item>
          <text:list text:continue-numbering="true">
            <text:list-item>
              <text:h text:style-name="P11"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7">/&gt;</text:p>
      <text:list text:style-name="L45">
        <text:list-item>
          <text:p text:style-name="P71"><text:span text:style-name="Código">name</text:span> (required): Name of the environment variable in uppercase and using underscore to separate words.</text:p>
        </text:list-item>
        <text:list-item>
          <text:p text:style-name="P71"><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1"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2"><text:tab/><text:span text:style-name="T10">scope</text:span><text:span text:style-name="T11">=</text:span>"module|global"<text:tab/><text:tab/><text:span text:style-name="T11">(4)<text:tab/>new in v2.1</text:span></text:p>
      <text:p text:style-name="P27">/&gt;</text:p>
      <text:list text:style-name="L46">
        <text:list-item>
          <text:p text:style-name="P73"><text:span text:style-name="Código">name</text:span> (required): Name of the object, usually you use the application name as prefix to avoid name collision in large projects.</text:p>
        </text:list-item>
        <text:list-item>
          <text:p text:style-name="P73"><text:span text:style-name="Código">class</text:span> (required): Full qualified Java class for this object.</text:p>
        </text:list-item>
        <text:list-item>
          <text:p text:style-name="P73"><text:span text:style-name="Código">value</text:span> (optional): Initial value for the object.</text:p>
        </text:list-item>
        <text:list-item>
          <text:p text:style-name="P73"><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1"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7">
        <text:list-item>
          <text:p text:style-name="P74"><text:span text:style-name="Código">name</text:span> (required): Name of the controller.</text:p>
        </text:list-item>
        <text:list-item>
          <text:p text:style-name="P74"><text:span text:style-name="Código">extends</text:span> (several, optional): Allows to use multiple inheritance, to do this the controller inherits all actions from other controller(s).</text:p>
        </text:list-item>
        <text:list-item>
          <text:p text:style-name="P74"><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6"><text:span text:style-name="T10"><text:tab/>on-each-request</text:span>=<text:span text:style-name="T12">"true|false"<text:tab/><text:tab/><text:tab/><text:tab/><text:tab/> </text:span>(9) new in v2.1.2</text:p>
      <text:p text:style-name="Código"><text:span text:style-name="T11"><text:tab/></text:span><text:span text:style-name="T10">by-default</text:span><text:span text:style-name="T11">=</text:span><text:span text:style-name="T12">"never|if-possible|almost-always|always"<text:tab/><text:tab/></text:span><text:span text:style-name="T11">(10)</text:span></text:p>
      <text:p text:style-name="Código"><text:span text:style-name="T11"><text:tab/></text:span><text:span text:style-name="T10">takes-long</text:span><text:span text:style-name="T11">=</text:span><text:span text:style-name="T12">"true|false"<text:tab/><text:tab/><text:tab/><text:tab/><text:tab/><text:tab/></text:span><text:span text:style-name="T11">(11) </text:span></text:p>
      <text:p text:style-name="Código"><text:span text:style-name="T11"><text:tab/></text:span><text:span text:style-name="T10">confirm</text:span><text:span text:style-name="T11">=</text:span><text:span text:style-name="T12">"true|false"<text:tab/><text:tab/><text:tab/><text:tab/><text:tab/><text:tab/></text:span><text:span text:style-name="T11">(12)</text:span></text:p>
      <text:p text:style-name="P26"><text:tab/><text:span text:style-name="T10">keystroke</text:span>=<text:span text:style-name="T12">"keystroke"<text:tab/><text:tab/><text:tab/><text:tab/><text:tab/><text:tab/></text:span>(13) new in v2.0.1</text:p>
      <text:p text:style-name="P27">&gt;</text:p>
      <text:p text:style-name="Código"><text:span text:style-name="T8"><text:tab/>&lt;</text:span><text:span text:style-name="T9">set </text:span><text:span text:style-name="T11">... </text:span><text:span text:style-name="T8">/&gt;</text:span><text:span text:style-name="T11"> ...<text:tab/><text:tab/><text:tab/><text:tab/><text:tab/><text:tab/><text:tab/>(14)</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5)</text:span></text:p>
      <text:p text:style-name="Código"><text:span text:style-name="T18">&lt;/</text:span><text:span text:style-name="T19">action</text:span><text:span text:style-name="T18">&gt;</text:span></text:p>
      <text:list text:style-name="L48">
        <text:list-item>
          <text:p text:style-name="P75"><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5"><text:span text:style-name="Código">label</text:span> (optional): Button label or link text. It's <text:span text:style-name="T2">much better</text:span> to use <text:span text:style-name="Archivo_2f_Directorio">i18n</text:span> files.</text:p>
        </text:list-item>
        <text:list-item>
          <text:p text:style-name="P75"><text:span text:style-name="Código">description</text:span> (optional): Description text of the action. It's <text:span text:style-name="T2">much better</text:span> to use <text:span text:style-name="Archivo_2f_Directorio">i18n</text:span> files.</text:p>
        </text:list-item>
        <text:list-item>
          <text:p text:style-name="P75"><text:span text:style-name="Código">mode</text:span> (optional): Indicates in which mode the action has to be visible. The default value is <text:span text:style-name="Código">ALL</text:span>, that means that this action is always visible.</text:p>
        </text:list-item>
        <text:list-item>
          <text:p text:style-name="P75"><text:span text:style-name="Código">image</text:span> (optional): URL of the image associated with this action. In the current implementation if you specify an image, it is shown to user in link format.</text:p>
        </text:list-item>
        <text:list-item>
          <text:p text:style-name="P75"><text:span text:style-name="Código">class</text:span> (optional): Implements the logic to execute. Must implement <text:span text:style-name="Código">IAction</text:span> interface.</text:p>
        </text:list-item>
        <text:list-item>
          <text:p text:style-name="P75"><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5"><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5"><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75"><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5"><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5"><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5"><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5"><text:span text:style-name="Código">set</text:span> (several, optional): Sets a value of action properties. Thus the same action class can be configured in different ways and it can be used in several controllers.</text:p>
        </text:list-item>
        <text:list-item>
          <text:p text:style-name="P75"><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6"><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1"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1"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77"/>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1"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49">
        <text:list-item>
          <text:p text:style-name="P78"><text:span text:style-name="Código">CRUD.searchByViewKey</text:span>: This is the default one. It does a search using the key values in the view, it executes no event.</text:p>
        </text:list-item>
        <text:list-item>
          <text:p text:style-name="P78"><text:span text:style-name="Código">CRUD.searchExecutingOnChange</text:span>: Works as <text:span text:style-name="Código">searchByViewKey</text:span> but it executes the <text:span text:style-name="Código">on-change</text:span> actions after search data.</text:p>
        </text:list-item>
        <text:list-item>
          <text:p text:style-name="P78"><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1"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1"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0">
        <text:list-item>
          <text:p text:style-name="P79">Gets the key of the object associated to the clicked row (4), to do this it uses the <text:span text:style-name="Código">tab</text:span> of the current module.</text:p>
        </text:list-item>
        <text:list-item>
          <text:p text:style-name="P79">Accesses to the <text:span text:style-name="Código">tab</text:span> of the target module using <text:span text:style-name="Código">context</text:span> (5).</text:p>
        </text:list-item>
        <text:list-item>
          <text:p text:style-name="P79">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1"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1"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1"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1">
        <text:list-item>
          <text:p text:style-name="P80"><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0"><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0"><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1"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2">&lt;%@ </text:span><text:span text:style-name="T9">include </text:span><text:span text:style-name="T10">file</text:span><text:span text:style-name="T11">=</text:span><text:span text:style-name="T12">"../imports.jsp"</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2">&lt;%=</text:span><text:span text:style-name="T11">style.getLabel()</text:span><text:span text:style-name="T32">%&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2">&lt;%=</text:span><text:span text:style-name="T11">style.getEditor()</text:span><text:span text:style-name="T32">%&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1"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1"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2">
        <text:list-item>
          <text:p text:style-name="P81"><text:span text:style-name="Código">IAction</text:span>: Basic interface to be implemented by all actions.</text:p>
        </text:list-item>
        <text:list-item>
          <text:p text:style-name="P81"><text:span text:style-name="Código">IChainAction</text:span>: Allows you to chain actions, that is when the execution of the action finishes, then the next action is executed immediately.</text:p>
        </text:list-item>
        <text:list-item>
          <text:p text:style-name="P81"><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1"><text:span text:style-name="Código">IChangeControllersAction</text:span>: To change the controller (the actions) available to user. </text:p>
        </text:list-item>
        <text:list-item>
          <text:p text:style-name="P81"><text:span text:style-name="Código">IChangeModeAction</text:span>: To change the mode, from list to detail or vice versa.</text:p>
        </text:list-item>
        <text:list-item>
          <text:p text:style-name="P81"><text:span text:style-name="Código">IChangeModuleAction</text:span>: To change the module.</text:p>
        </text:list-item>
        <text:list-item>
          <text:p text:style-name="P81"><text:span text:style-name="Código">ICustomViewAction</text:span>: To use as view your custom JSP.</text:p>
        </text:list-item>
        <text:list-item>
          <text:p text:style-name="P81"><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1"><text:span text:style-name="Código">IHideActionAction, IHideActionsAction</text:span>: Allows to hide an action or a group of actions in the User Interface. <text:span text:style-name="T1">(new in v2.0)</text:span></text:p>
        </text:list-item>
        <text:list-item>
          <text:p text:style-name="P81"><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1"><text:span text:style-name="Código">ILoadFileAction</text:span>: Navigates to a view that allows the final user to load a file.</text:p>
        </text:list-item>
        <text:list-item>
          <text:p text:style-name="P81"><text:span text:style-name="Código">IModelAction</text:span>: An action that receives the model name.</text:p>
        </text:list-item>
        <text:list-item>
          <text:p text:style-name="P81"><text:span text:style-name="Código">IModuleContextAction</text:span>: Gets a <text:span text:style-name="Código">ModuleContext</text:span> in order to access the session objects of other modules.</text:p>
        </text:list-item>
        <text:list-item>
          <text:p text:style-name="P81"><text:span text:style-name="Código">INavigationAction</text:span>: <text:s/>Extends from <text:span text:style-name="Código">IChangeControllersAction</text:span> and <text:span text:style-name="Código">ICustomViewAction</text:span>.</text:p>
        </text:list-item>
        <text:list-item>
          <text:p text:style-name="P81"><text:span text:style-name="Código">IOnChangePropertyAction</text:span>: This interface must be implemented by the actions that react to the value change event in the user interface.</text:p>
        </text:list-item>
        <text:list-item>
          <text:p text:style-name="P81"><text:span text:style-name="Código">IProcessLoadedFileAction</text:span>: Processes a list of files uploaded from client to server.</text:p>
        </text:list-item>
        <text:list-item>
          <text:p text:style-name="P81"><text:span text:style-name="Código">IRemoteAction</text:span>: Useful when you use EJB2. Well used it can be a good substitute for a SessionBean. </text:p>
        </text:list-item>
        <text:list-item>
          <text:p text:style-name="P81"><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1"><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54"><text:tab/></text:p>
      <text:list text:style-name="L53">
        <text:list-item>
          <text:p text:style-name="P82"><text:span text:style-name="Código">name</text:span> (required): Name of the application.</text:p>
        </text:list-item>
        <text:list-item>
          <text:p text:style-name="P82"><text:span text:style-name="Código">label</text:span> (optional): It's <text:span text:style-name="T2">much better</text:span> to use <text:span text:style-name="Archivo_2f_Directorio">i18n</text:span> files.</text:p>
        </text:list-item>
        <text:list-item>
          <text:p text:style-name="P82"><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4">
        <text:list-item>
          <text:p text:style-name="P83"><text:span text:style-name="Código">name</text:span> (required): Unique identifier of the module within this application.</text:p>
        </text:list-item>
        <text:list-item>
          <text:p text:style-name="P83"><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3"><text:span text:style-name="Código">label</text:span> (optional): Short name to be shown to the user. It's <text:span text:style-name="T2">much better</text:span> to use <text:span text:style-name="T7">i18n</text:span> files.</text:p>
        </text:list-item>
        <text:list-item>
          <text:p text:style-name="P83"><text:span text:style-name="Código">description</text:span> (optional): Long description to be shown to the user. It's <text:span text:style-name="T2">much better</text:span> to use <text:span text:style-name="T7">i18n</text:span> files.</text:p>
        </text:list-item>
        <text:list-item>
          <text:p text:style-name="P83"><text:span text:style-name="Código">env-var</text:span> (several, optional): Allows you to define variables with a value that can be accessed by actions. Thus you can have actions configurable by module.</text:p>
        </text:list-item>
        <text:list-item>
          <text:p text:style-name="P83"><text:span text:style-name="Código">model</text:span> (one, optional): Name of the component used in this module. If you leave it blank, then it is required to set the value to <text:span text:style-name="Código">web-view</text:span>.</text:p>
        </text:list-item>
        <text:list-item>
          <text:p text:style-name="P83"><text:span text:style-name="Código">view</text:span> (one, optional): The view used to display the detail. If you leave it blank, then the default view will be used.</text:p>
        </text:list-item>
        <text:list-item>
          <text:p text:style-name="P83"><text:span text:style-name="Código">web-view</text:span> (one, optional): Allows you to define a JSP page to be used as a view.</text:p>
        </text:list-item>
        <text:list-item>
          <text:p text:style-name="P83"><text:span text:style-name="Código">tab</text:span> (one, optional): The tab used in list mode. If you do not specify it, then the default tab will be used.</text:p>
        </text:list-item>
        <text:list-item>
          <text:p text:style-name="P83"><text:span text:style-name="Código">controller</text:span> (several, optional): Controllers with the available actions used initially.</text:p>
        </text:list-item>
        <text:list-item>
          <text:p text:style-name="P83"><text:span text:style-name="Código">mode-controller</text:span> (one, optional): Allows to define the behavior to switch from detail to list mode and vice versa, as well as to define a module without detail and view (with no modes).</text:p>
        </text:list-item>
        <text:list-item>
          <text:p text:style-name="P83"><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1"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1"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1"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1"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1"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1"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1"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4"/>
      <text:list text:style-name="L55">
        <text:list-item>
          <text:p text:style-name="P84"><text:span text:style-name="Código">aspect</text:span> (several, optional): To define aspects.</text:p>
        </text:list-item>
        <text:list-item>
          <text:p text:style-name="P84"><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7">&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6">
        <text:list-item>
          <text:p text:style-name="P85"><text:span text:style-name="Código">name</text:span> (required): Name for this aspect. It must be unique.</text:p>
        </text:list-item>
        <text:list-item>
          <text:p text:style-name="P85"><text:span text:style-name="Código">postcreate-calculator</text:span> (several, optional): All model with this aspect will have this <text:span text:style-name="Código">postcreate-calculator</text:span> implicitly.</text:p>
        </text:list-item>
        <text:list-item>
          <text:p text:style-name="P85"><text:span text:style-name="Código">postload-calculator</text:span> (several, optional): All model with this aspect will have this <text:span text:style-name="Código">postload-calculator</text:span> implicitly.</text:p>
        </text:list-item>
        <text:list-item>
          <text:p text:style-name="P85"><text:span text:style-name="Código">postmodify-calculator</text:span> (several, optional): All model with this aspect will have this <text:span text:style-name="Código">postmodify-calculator</text:span> implicitly.</text:p>
        </text:list-item>
        <text:list-item>
          <text:p text:style-name="P85"><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6">/&gt;</text:p>
      <text:list text:style-name="L57">
        <text:list-item>
          <text:p text:style-name="P86"><text:span text:style-name="Código">aspect</text:span> (required): The name of the aspect that you want to apply.</text:p>
        </text:list-item>
        <text:list-item>
          <text:p text:style-name="P86"><text:span text:style-name="Código">for-models</text:span> (optional): A comma separated list of models to which the aspect is applied to. It's mutually exclusive with <text:span text:style-name="Código">except-for-models</text:span> attribute.</text:p>
        </text:list-item>
        <text:list-item>
          <text:p text:style-name="P86"><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1"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1"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7"/>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1"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58">
        <text:list-item>
          <text:p text:style-name="P88">Add <text:span text:style-name="Archivo_2f_Directorio">AccessTracking</text:span> as referenced project.</text:p>
        </text:list-item>
        <text:list-item>
          <text:p text:style-name="P89">Create the table in your database to store the tracking of accesses. You can find the CREATE TABLEs in <text:span text:style-name="Archivo_2f_Directorio">AccessTracking/data/access-tracking-db.script</text:span> file.</text:p>
        </text:list-item>
        <text:list-item>
          <text:p text:style-name="P89">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9">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9">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5"><text:tab/>...</text:p>
      <text:p text:style-name="P41"><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1"><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5"><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1"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7"><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7"/>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7">&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7"><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7"><text:tab/>...</text:p>
      <text:p text:style-name="P27">&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1"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11"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59">
        <text:list-item>
          <text:list>
            <text:list-item>
              <text:list>
                <text:list-item>
                  <text:h text:style-name="P90" text:outline-level="3">Changing the default schema in runtime <text:span text:style-name="T1">(new in v2.1.2)</text:span></text:h>
                </text:list-item>
              </text:list>
            </text:list-item>
          </text:list>
        </text:list-item>
      </text:list>
      <text:p text:style-name="P91">Using JPA it's possible to change the default schema in runtime. This allows you to map a component to a table without schema, and change the schema programmatically.</text:p>
      <text:p text:style-name="P91">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1">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11"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1"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2">&lt;%@ </text:span><text:span text:style-name="T9">include </text:span><text:span text:style-name="T10">file</text:span><text:span text:style-name="T11">=</text:span><text:span text:style-name="T12">"../xava/imports.jsp"</text:span><text:span text:style-name="T32">%&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1"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2"><text:tab/><text:span text:style-name="T10">editable</text:span><text:span text:style-name="T11">=</text:span>"true|false"<text:tab/><text:tab/><text:tab/><text:span text:style-name="T11">(2) new in v2.0.1</text:span></text:p>
      <text:p text:style-name="P72"><text:tab/><text:span text:style-name="T10">throwPropertyChanged</text:span><text:span text:style-name="T11">=</text:span>"true|false"<text:tab/><text:span text:style-name="T11">(3) new in v2.0.1</text:span></text:p>
      <text:p text:style-name="P27">/&gt;</text:p>
      <text:list text:style-name="L60">
        <text:list-item>
          <text:p text:style-name="P92"><text:span text:style-name="Código">property</text:span> (required): <text:s/>It's the property of the model associated with the current module</text:p>
        </text:list-item>
        <text:list-item>
          <text:p text:style-name="P92"><text:span text:style-name="Código">editable</text:span> (optional): <text:span text:style-name="T1">New in v2.0.1.</text:span> Forces to this editor to be editable, otherwise the appropriate default value is assumed.</text:p>
        </text:list-item>
        <text:list-item>
          <text:p text:style-name="P92"><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1"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31"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2">&lt;%=</text:span><text:span text:style-name="T11">totalSize</text:span><text:span text:style-name="T32">%&gt;</text:span>"<text:span text:style-name="T8">/&gt;</text:span></text:p>
      <text:list text:style-name="L1" text:continue-numbering="true">
        <text:list-item>
          <text:list text:continue-numbering="true">
            <text:list-item>
              <text:list text:continue-numbering="true">
                <text:list-item>
                  <text:h text:style-name="P31"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7">/&gt;</text:p>
      <text:list text:style-name="L61">
        <text:list-item>
          <text:p text:style-name="P93"><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list text:style-name="L62">
        <text:list-item>
          <text:h text:style-name="P94"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95" text:outline-level="2">New in 2.2</text:h>
            </text:list-item>
          </text:list>
        </text:list-item>
      </text:list>
      <text:list text:style-name="L63">
        <text:list-item>
          <text:p text:style-name="P96">Collection of entities behavior improved: Section 4.4</text:p>
        </text:list-item>
        <text:list-item>
          <text:p text:style-name="P96">New action <text:span text:style-name="Código">IChainActionWithArgv</text:span>: Section 7.14</text:p>
        </text:list-item>
      </text:list>
      <text:list text:style-name="L62" text:continue-numbering="true">
        <text:list-item>
          <text:list text:continue-numbering="true">
            <text:list-item>
              <text:h text:style-name="P95" text:outline-level="2">New in 2.1.5</text:h>
            </text:list-item>
          </text:list>
        </text:list-item>
      </text:list>
      <text:list text:style-name="L64">
        <text:list-item>
          <text:p text:style-name="P97">New stereotype IMAGE_LABEL, ETIQUETA_IMAGEN: Section 3.8.1</text:p>
        </text:list-item>
      </text:list>
      <text:list text:style-name="L62" text:continue-numbering="true">
        <text:list-item>
          <text:list text:continue-numbering="true">
            <text:list-item>
              <text:h text:style-name="P95" text:outline-level="2">New in 2.1.4</text:h>
            </text:list-item>
          </text:list>
        </text:list-item>
      </text:list>
      <text:list text:style-name="L63">
        <text:list-item text:start-value="1">
          <text:p text:style-name="P96">Check box is always present in all collections: Section 4.4.2</text:p>
        </text:list-item>
        <text:list-item>
          <text:p text:style-name="P96">It's possible to use actions for list mode as list actions for a collection: Sections 4.4.2 and 7.5</text:p>
        </text:list-item>
        <text:list-item>
          <text:p text:style-name="P96">Controller for defining default list actions for collections: Section 4.4.3</text:p>
        </text:list-item>
        <text:list-item>
          <text:p text:style-name="P96">It's not needed to include a <text:span text:style-name="Código">&lt;use-object/&gt;</text:span> for <text:span text:style-name="Código">xava_</text:span><text:span text:style-name="T34">tab</text:span><text:span text:style-name="T35"> </text:span>in list mode actions: Section 7.5</text:p>
        </text:list-item>
        <text:list-item>
          <text:p text:style-name="P96">New class <text:span text:style-name="Código">TabBaseAction</text:span> for creating list actions: Section 7.5</text:p>
        </text:list-item>
      </text:list>
      <text:list text:style-name="L62" text:continue-numbering="true">
        <text:list-item>
          <text:list text:continue-numbering="true">
            <text:list-item>
              <text:h text:style-name="P95" text:outline-level="2">New in 2.1.3</text:h>
            </text:list-item>
          </text:list>
        </text:list-item>
      </text:list>
      <text:list text:style-name="L63">
        <text:list-item text:start-value="1">
          <text:p text:style-name="P96">Hidden keys properties are required by default: Section 3.8</text:p>
        </text:list-item>
        <text:list-item>
          <text:p text:style-name="P96">New attribute <text:span text:style-name="Código">editor</text:span> in <text:span text:style-name="Código">property-view</text:span> for choosing the editor to display/edit a property: Sections 4.2 and 4.2.4</text:p>
        </text:list-item>
        <text:list-item>
          <text:p text:style-name="P96">Transient component, only for creating views: <text:s/>Section 4.10</text:p>
        </text:list-item>
        <text:list-item>
          <text:p text:style-name="P96">Default mapping: Section 6.8</text:p>
        </text:list-item>
      </text:list>
      <text:list text:style-name="L62" text:continue-numbering="true">
        <text:list-item>
          <text:list text:continue-numbering="true">
            <text:list-item>
              <text:h text:style-name="P95" text:outline-level="2">New in 2.1.2</text:h>
            </text:list-item>
          </text:list>
        </text:list-item>
      </text:list>
      <text:list text:style-name="L65">
        <text:list-item>
          <text:p text:style-name="P98">New attribute <text:span text:style-name="Código">on-each-request</text:span> for <text:span text:style-name="Código">action</text:span> element in <text:span text:style-name="Archivo_2f_Directorio">controllers.xml</text:span>: Section 7.3</text:p>
        </text:list-item>
        <text:list-item>
          <text:p text:style-name="P98">Changing the default schema in runtime: Section 10.3.1</text:p>
        </text:list-item>
      </text:list>
      <text:list text:style-name="L62" text:continue-numbering="true">
        <text:list-item>
          <text:list text:continue-numbering="true">
            <text:list-item>
              <text:h text:style-name="P95" text:outline-level="2">New in 2.1.1</text:h>
            </text:list-item>
          </text:list>
        </text:list-item>
      </text:list>
      <text:list text:style-name="L66">
        <text:list-item>
          <text:p text:style-name="P99">Explanation of implicit reference: Section 3.18.2</text:p>
        </text:list-item>
        <text:list-item>
          <text:p text:style-name="P99">Using reference to parent model key properties in a <text:span text:style-name="Código">from</text:span> attribute: Section 3.18.2</text:p>
        </text:list-item>
      </text:list>
      <text:list text:style-name="L62" text:continue-numbering="true">
        <text:list-item>
          <text:list text:continue-numbering="true">
            <text:list-item>
              <text:h text:style-name="P95" text:outline-level="2">New in 2.1</text:h>
            </text:list-item>
          </text:list>
        </text:list-item>
      </text:list>
      <text:list text:style-name="L67">
        <text:list-item>
          <text:p text:style-name="P100">EJB3 JPA as persistence engine.</text:p>
        </text:list-item>
        <text:list-item>
          <text:p text:style-name="P100">New action for overriding (<text:span text:style-name="Código">remove-selected-action</text:span>) in the <text:span text:style-name="Código">collection-view</text:span> element: Section 4.4</text:p>
        </text:list-item>
        <text:list-item>
          <text:p text:style-name="P100">The objects defined in controllers can have global scope: Section 7.2</text:p>
        </text:list-item>
      </text:list>
      <text:list text:style-name="L62" text:continue-numbering="true">
        <text:list-item>
          <text:list text:continue-numbering="true">
            <text:list-item>
              <text:h text:style-name="P95" text:outline-level="2">New in 2.0.4</text:h>
            </text:list-item>
          </text:list>
        </text:list-item>
      </text:list>
      <text:list text:style-name="L68">
        <text:list-item>
          <text:p text:style-name="P101">New <text:span text:style-name="Código">scale</text:span> attribute in the property definition: Section 3.8</text:p>
        </text:list-item>
        <text:list-item>
          <text:p text:style-name="P101">Referencing to a property of the parent from an aggregate used as simple reference is allowed: Section 3.8.4</text:p>
        </text:list-item>
        <text:list-item>
          <text:p text:style-name="P101">Attribute <text:span text:style-name="Código">aligned-by-columns</text:span> for groups and sections for allowing to align by columns (table style) its elements: Section 4.1.1</text:p>
        </text:list-item>
        <text:list-item>
          <text:p text:style-name="P101">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01">Custom modification action for references: Section 4.3.5</text:p>
        </text:list-item>
        <text:list-item>
          <text:p text:style-name="P101">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01">If XAVA_LIST_ACTION is set to empty string in module definition (application.xml) then no row action is show in list mode: Section 8.3</text:p>
        </text:list-item>
      </text:list>
      <text:list text:style-name="L62" text:continue-numbering="true">
        <text:list-item>
          <text:list text:continue-numbering="true">
            <text:list-item>
              <text:h text:style-name="P95" text:outline-level="2">New in 2.0.3</text:h>
            </text:list-item>
          </text:list>
        </text:list-item>
      </text:list>
      <text:list text:style-name="L69">
        <text:list-item>
          <text:p text:style-name="P102">Overriding default labels and messages of OpenXava is possible: Section 2.8</text:p>
        </text:list-item>
        <text:list-item>
          <text:p text:style-name="P102">New stereotype TEXTO_HTML, HTML_TEXT for rich text edition: Section 3.8.1 </text:p>
        </text:list-item>
        <text:list-item>
          <text:p text:style-name="P102">It's possible to define default validators for types or stereotypes: Section 3.8.7 </text:p>
        </text:list-item>
        <text:list-item>
          <text:p text:style-name="P102">The <text:span text:style-name="Código">maximum</text:span> attribute for <text:span text:style-name="Código">collection</text:span> elements allows limiting the maximum number of elements to be inserted by the user in the collection: Section 3.10 </text:p>
        </text:list-item>
        <text:list-item>
          <text:p text:style-name="P102">The actions associated to properties may be enabled always, using the new <text:span text:style-name="Código">always-enabled</text:span> attribute: Section 4.2.3 </text:p>
        </text:list-item>
        <text:list-item>
          <text:p text:style-name="P102">The <text:span text:style-name="Código">as-aggregate</text:span> attribute for <text:span text:style-name="Código">reference-view</text:span> element allows that a reference to an entity behaves as a reference to an aggregate: Section 4.3 </text:p>
        </text:list-item>
        <text:list-item>
          <text:p text:style-name="P102">To place actions in any part of a view is possible: Section 4.6 </text:p>
        </text:list-item>
        <text:list-item>
          <text:p text:style-name="P102">The method <text:span text:style-name="Código">getJRXML()</text:span> of <text:span text:style-name="Código">JasperReportBaseAction </text:span>supports absolute path for accessing to resources of file system: Section 7.10 </text:p>
        </text:list-item>
        <text:list-item>
          <text:p text:style-name="P102">Overriding default controllers is allowed: Section 7.12 </text:p>
        </text:list-item>
        <text:list-item>
          <text:p text:style-name="P102">The <text:span text:style-name="Código">&lt;xava:message/&gt;</text:span> and <text:span text:style-name="Código">&lt;xava:descriptionsList/&gt;</text:span> taglibs added: Sections 10.3.4 and 10.3.5</text:p>
        </text:list-item>
      </text:list>
      <text:list text:style-name="L62" text:continue-numbering="true">
        <text:list-item>
          <text:list text:continue-numbering="true">
            <text:list-item>
              <text:h text:style-name="P95" text:outline-level="2">New in 2.0.2</text:h>
            </text:list-item>
          </text:list>
        </text:list-item>
      </text:list>
      <text:list text:style-name="L70">
        <text:list-item>
          <text:p text:style-name="P103">New stereotype <text:s/>ZEROS_FILLED/RELLENADO_CON_CEROS: Section 3.8.1</text:p>
        </text:list-item>
        <text:list-item>
          <text:p text:style-name="P103"><text:span text:style-name="Código">IdentityCalculator</text:span> for database <text:span text:style-name="T1">identity</text:span> automatic id generation: Section 3.8.5</text:p>
        </text:list-item>
      </text:list>
      <text:list text:style-name="L71">
        <text:list-item>
          <text:p text:style-name="P104">New action type <text:span text:style-name="Código">IPropertyAction</text:span> that can be used for an action associated to a property (in the view), this action will receive the name of the property: Section 4.2.3</text:p>
        </text:list-item>
        <text:list-item>
          <text:p text:style-name="P104">The <text:span text:style-name="Código">as-aggregate</text:span> attribute for <text:span text:style-name="Código">collection-view</text:span> element allows that an collection of entities behaves as a collection of aggregates: Section 4.4</text:p>
        </text:list-item>
        <text:list-item>
          <text:p text:style-name="P104">Now you can add and remove programmatically detail and list actions to a collection view: Section 4.4.3</text:p>
        </text:list-item>
        <text:list-item>
          <text:p text:style-name="P104">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2" text:continue-numbering="true">
        <text:list-item>
          <text:list text:continue-numbering="true">
            <text:list-item>
              <text:h text:style-name="P95" text:outline-level="2">New in 2.0.1</text:h>
            </text:list-item>
          </text:list>
        </text:list-item>
      </text:list>
      <text:list text:style-name="L72">
        <text:list-item>
          <text:p text:style-name="P105"><text:span text:style-name="Código">SequenceCalculator</text:span> for database <text:span text:style-name="T1">sequence</text:span> automatic id generation: Section 3.8.5</text:p>
        </text:list-item>
        <text:list-item>
          <text:p text:style-name="P105">Arbitrary actions are allowed in <text:span text:style-name="Código">&lt;reference-view/&gt;</text:span>: Section 4.3</text:p>
        </text:list-item>
        <text:list-item>
          <text:p text:style-name="P105">Keystrokes support for the actions: Section 7.2</text:p>
        </text:list-item>
        <text:list-item>
          <text:p text:style-name="P105"><text:span text:style-name="Código">&lt;xava:editor/&gt;</text:span> supports qualified properties: Section 10.3</text:p>
        </text:list-item>
      </text:list>
      <text:list text:style-name="L62" text:continue-numbering="true">
        <text:list-item>
          <text:list text:continue-numbering="true">
            <text:list-item>
              <text:h text:style-name="P95" text:outline-level="2">New in 2.0</text:h>
            </text:list-item>
          </text:list>
        </text:list-item>
      </text:list>
      <text:list text:style-name="L73">
        <text:list-item>
          <text:p text:style-name="P106">Model layer now is generated in POJO (Plain Old Java Object) format.</text:p>
        </text:list-item>
        <text:list-item>
          <text:p text:style-name="P106">Persistence is managed by Hibernate, this allows you deploy OpenXava applications in a simple Tomcat (or whatever servlet container you wish).</text:p>
        </text:list-item>
        <text:list-item>
          <text:p text:style-name="P106">IMAGE_GALLERY stereotype: Section 3.8.2</text:p>
        </text:list-item>
        <text:list-item>
          <text:p text:style-name="P106"><text:span text:style-name="Código">IModelCalculator</text:span> added, as better alternative for <text:span text:style-name="Código">IEntityCalculator</text:span>: Section, 3.8.4</text:p>
        </text:list-item>
        <text:list-item>
          <text:p text:style-name="P106">Nested sections are allowed in views: Section 4.1</text:p>
        </text:list-item>
        <text:list-item>
          <text:p text:style-name="P106">It's possible to access environment variables inside a filter: Section 5.2</text:p>
        </text:list-item>
        <text:list-item>
          <text:p text:style-name="P106"><text:span text:style-name="Código">cmp-type</text:span> allowed for reference mapping: Section 6.3</text:p>
        </text:list-item>
        <text:list-item>
          <text:p text:style-name="P106">It's possible to hide and to show actions in the User Interface: Section 7.12</text:p>
        </text:list-item>
        <text:list-item>
          <text:p text:style-name="P106">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07-18T19:47:59</dc:date>
    <meta:print-date>2005-05-27T19:34:41</meta:print-date>
    <dc:language>en-US</dc:language>
    <meta:editing-cycles>2403</meta:editing-cycles>
    <meta:editing-duration>P15DT15H4M29S</meta:editing-duration>
    <meta:user-defined meta:name="Info 1"/>
    <meta:user-defined meta:name="Info 2"/>
    <meta:user-defined meta:name="Info 3"/>
    <meta:user-defined meta:name="Info 4"/>
    <meta:document-statistic meta:table-count="0" meta:image-count="38" meta:object-count="0" meta:page-count="161" meta:paragraph-count="4248" meta:word-count="35715" meta:character-count="245975"/>
  </office:meta>
</office:document-meta>
</file>